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da454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9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12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8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34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text-position="sub 58%" style:font-name="Times New Roman" fo:font-size="12pt" officeooo:rsid="000da454" style:font-size-asian="12pt" style:font-size-complex="12pt"/>
    </style:style>
    <style:style style:name="P3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3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3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39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40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42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3" style:family="paragraph" style:parent-style-name="Preformatted_20_Text" style:list-style-name="L1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Preformatted_20_Text" style:list-style-name="L1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5" style:family="paragraph" style:parent-style-name="Preformatted_20_Text" style:list-style-name="L1">
      <style:text-properties fo:font-style="italic" officeooo:paragraph-rsid="000da454" style:font-style-asian="italic" style:font-style-complex="italic"/>
    </style:style>
    <style:style style:name="P46" style:family="paragraph" style:parent-style-name="Preformatted_20_Text" style:list-style-name="L1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7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8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49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use-window-font-color="true" loext:opacity="0%" style:font-name="Times New Roman" fo:font-size="12pt" fo:font-style="italic" style:text-underline-style="none" fo:font-weight="normal" officeooo:rsid="0015c4a4" officeooo:paragraph-rsid="0015c4a4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6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9c3d"/>
    </style:style>
    <style:style style:name="T11" style:family="text">
      <style:text-properties officeooo:rsid="000da454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4" style:family="text">
      <style:text-properties style:text-position="0% 100%" officeooo:rsid="000da454"/>
    </style:style>
    <style:style style:name="T15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7" style:family="text">
      <style:text-properties fo:color="#00a933" loext:opacity="100%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officeooo:rsid="000f9c3d"/>
    </style:style>
    <style:style style:name="T21" style:family="text">
      <style:text-properties officeooo:rsid="00103cfe"/>
    </style:style>
    <style:style style:name="T22" style:family="text">
      <style:text-properties style:use-window-font-color="true" loext:opacity="0%"/>
    </style:style>
    <style:style style:name="T2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oto jsou vyřešené otázky z anorganiky (chemie). Otázky pocházejí ze souboru anorganika.txt, jehož autorem je pan Ladislav Trnka.</text:p>
      <text:p text:style-name="P34">Otázky byly vyřešeny Pavlem Vránou pomocí videí, jejichž autorem je opět pan Ladislav Trnka.</text:p>
      <text:p text:style-name="P34">Soubor podléhá licenci GNU General Public Licence v3.0</text:p>
      <text:p text:style-name="P20"/>
      <text:p text:style-name="P21">modře <text:span text:style-name="T22">jsou označeny otázky týkající se vodíku</text:span></text:p>
      <text:p text:style-name="P41">zeleně <text:span text:style-name="T22">jsou označeny otázky týkající se vodíku</text:span></text:p>
      <text:p text:style-name="P40">červeně <text:span text:style-name="T22">jsou označeny otázky týkající se halogenů</text:span></text:p>
      <text:p text:style-name="P20"/>
      <text:p text:style-name="P50">kurzívou <text:span text:style-name="T23">je napsány doplňující informace, které by neměli být v testu</text:span></text:p>
      <text:p text:style-name="P20"/>
      <text:p text:style-name="P20">H Výskyt vodíku v přírodě, jeho izotopy</text:p>
      <text:p text:style-name="P2"/>
      <text:p text:style-name="P9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1">(protože je lehčí než vzduch)</text:span>; součást org. <text:span text:style-name="T11">l</text:span>átek, hydrogensolí, kyselin; celkem asi 0,87% (hm.) Země</text:p>
      <text:p text:style-name="P2"/>
      <text:p text:style-name="P2"/>
      <text:p text:style-name="P20">H Výroba vodíku - popište slovně a chemick<text:span text:style-name="T21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8">Termický rozklad methanu:</text:p>
      <text:p text:style-name="P2"/>
      <text:p text:style-name="P2">rozklad methanu – za teploty 1200˚C <text:span text:style-name="T11">se</text:span> molekula methanu rozbije na uhlík a dva vodíky (uhlík zůstává v podobě sazí, vodík uteče = snadná separace) → CH4</text:p>
      <text:p text:style-name="P2"/>
      <text:p text:style-name="P3">CH<text:span text:style-name="T3">4</text:span> → C + 2H<text:span text:style-name="T3">2 <text:s text:c="23"/></text:span><text:span text:style-name="T12">t <text:s/>=1200˚C</text:span></text:p>
      <text:p text:style-name="P2"/>
      <text:p text:style-name="P2"/>
      <text:p text:style-name="P20">H Laboratorní příprava vodíku - popište slovně a chemick<text:span text:style-name="T21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/>
      <text:p text:style-name="P7">reakce alkalických kovů s vodou:</text:p>
      <text:p text:style-name="P2"/>
      <text:p text:style-name="P2">hození alkalického kovu do vody, vzniká hydroxid sodný a vodík</text:p>
      <text:p text:style-name="P2"/>
      <text:p text:style-name="P2">2Na + <text:span text:style-name="T11">2</text:span>H<text:span text:style-name="T3">2</text:span>O → <text:span text:style-name="T11">2</text:span>NaOH + H<text:span text:style-name="T3">2</text:span></text:p>
      <text:p text:style-name="P2"/>
      <text:p text:style-name="P2"><text:soft-page-break/></text:p>
      <text:p text:style-name="P20">H Užití vodíku v technické a výrobní praxi</text:p>
      <text:p text:style-name="P1"/>
      <text:list xml:id="list647967083" text:style-name="L1">
        <text:list-item>
          <text:p text:style-name="P42">výroba amoniaku, kys. chlorovodíkové </text:p>
        </text:list-item>
        <text:list-item>
          <text:p text:style-name="P42">hydrogenace tuků a jiných org. molekul</text:p>
        </text:list-item>
        <text:list-item>
          <text:p text:style-name="P42">svařování (kyslíkovodíkový plamen)</text:p>
        </text:list-item>
        <text:list-item>
          <text:p text:style-name="P42">Výroba <text:s/>kovů z těžko redukovatelných oxidů:</text:p>
        </text:list-item>
      </text:list>
      <text:p text:style-name="P6"/>
      <text:list xml:id="list102638693558981" text:continue-numbering="true" text:style-name="L1">
        <text:list-item>
          <text:list>
            <text:list-item>
              <text:p text:style-name="P45"><text:span text:style-name="T16">Wolfram se vyrábí z wolframitu, jeho převedením na kys. wolframovou CaWO</text:span><text:span text:style-name="T5">4 </text:span><text:span text:style-name="T13">+ 2HCl → H</text:span><text:span text:style-name="T5">2</text:span><text:span text:style-name="T13">WO</text:span><text:span text:style-name="T5">4</text:span><text:span text:style-name="T13"> + CaCl</text:span><text:span text:style-name="T5">2 a </text:span><text:span text:style-name="T13">a následně oxid wolframový. Ten se redukuje vodíkem:</text:span></text:p>
              <text:list>
                <text:list-item>
                  <text:p text:style-name="P43"><text:span text:style-name="T12">WO</text:span><text:span text:style-name="T3">3</text:span><text:span text:style-name="T12"> + H</text:span><text:span text:style-name="T3">2</text:span><text:span text:style-name="T12"> → WO</text:span><text:span text:style-name="T3">2</text:span><text:span text:style-name="T12"> +H</text:span><text:span text:style-name="T3">2</text:span><text:span text:style-name="T12">O <text:tab/><text:tab/>t = 500 – 700 ˚C</text:span></text:p>
                </text:list-item>
                <text:list-item>
                  <text:p text:style-name="P43">WO<text:span text:style-name="T3">2</text:span><text:span text:style-name="T12"> + 2H</text:span><text:span text:style-name="T3">2</text:span><text:span text:style-name="T12"> → W + 2H</text:span><text:span text:style-name="T3">2</text:span><text:span text:style-name="T12">O<text:tab/><text:tab/>t = 1000-1100 ˚C</text:span></text:p>
                </text:list-item>
              </text:list>
            </text:list-item>
            <text:list-item>
              <text:p text:style-name="P44">Molybden se redukuje z oxidu molybdenového ve fluidní peci:</text:p>
              <text:list>
                <text:list-item>
                  <text:p text:style-name="P44">2MoO<text:span text:style-name="T3">3 </text:span><text:span text:style-name="T12">+ H</text:span><text:span text:style-name="T3">2</text:span><text:span text:style-name="T12"> → Mo</text:span><text:span text:style-name="T3">2</text:span><text:span text:style-name="T12">O</text:span><text:span text:style-name="T3">5</text:span><text:span text:style-name="T12"> + H</text:span><text:span text:style-name="T3">2</text:span><text:span text:style-name="T12">O</text:span></text:p>
                </text:list-item>
                <text:list-item>
                  <text:p text:style-name="P46">Mo<text:span text:style-name="T3">2</text:span>O<text:span text:style-name="T3">5</text:span> + H<text:span text:style-name="T3">2</text:span> → 2MoO<text:span text:style-name="T3">2</text:span> + H<text:span text:style-name="T3">2</text:span>O</text:p>
                </text:list-item>
                <text:list-item>
                  <text:p text:style-name="P46">MoO<text:span text:style-name="T3">2</text:span> + 2H<text:span text:style-name="T3">2</text:span> → Mo + 2H<text:span text:style-name="T3">2</text:span>O</text:p>
                </text:list-item>
              </text:list>
            </text:list-item>
          </text:list>
        </text:list-item>
      </text:list>
      <text:p text:style-name="P11"/>
      <text:p text:style-name="P13"/>
      <text:p text:style-name="P22">O Výskyt kyslíku v přírodě</text:p>
      <text:p text:style-name="P18"/>
      <text:p text:style-name="P16">Nejrozšířenější prvek v zemské kůře (49%), volný v atmosféře (21%), součást org. i anorg. látek, ve vodě, v živých organismech a rostlinách (= biogenní prvek)</text:p>
      <text:p text:style-name="P16"/>
      <text:p text:style-name="P16"/>
      <text:p text:style-name="P14"><text:span text:style-name="T17">O Výroba kyslíku</text:span> </text:p>
      <text:p text:style-name="P14"/>
      <text:p text:style-name="P16">frakční destilací zkapalněného vzduchu (současně získáváme i dusík)</text:p>
      <text:p text:style-name="P16"/>
      <text:p text:style-name="P16"/>
      <text:p text:style-name="P22">O Laboratorní příprava kyslíku - popište slovní a chemicku rovnicí alespoň jeden způsob</text:p>
      <text:p text:style-name="P18"/>
      <text:p text:style-name="P12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2"/>
      <text:p text:style-name="P15">Rozkladem KmnO<text:span text:style-name="T3">4</text:span>:</text:p>
      <text:p text:style-name="P16"/>
      <text:p text:style-name="P16">Nasypu manganistan draselný do zkumavky nebo do baňky, dám pod to kahan, zahřeju to a hned získávám kyslík, manganistan disproporcionuje na oxid manganičitý a manganan draselný (redoxní reakce)</text:p>
      <text:p text:style-name="P16"/>
      <text:p text:style-name="P16"><text:tab/> <text:s text:c="4"/><text:span text:style-name="T3">T˚C</text:span></text:p>
      <text:p text:style-name="P2"><text:span text:style-name="T15">2KMnO</text:span><text:span text:style-name="T6">4</text:span><text:span text:style-name="T15"> <text:s/>→ <text:s/>2K</text:span><text:span text:style-name="T6">2</text:span><text:span text:style-name="T14">MnO</text:span><text:span text:style-name="T4">4 </text:span><text:span text:style-name="T14">+ MnO</text:span><text:span text:style-name="T4">2</text:span><text:span text:style-name="T14"> + O</text:span><text:span text:style-name="T4">2</text:span></text:p>
      <text:p text:style-name="P35"/>
      <text:p text:style-name="P35"/>
      <text:p text:style-name="P35"/>
      <text:p text:style-name="P35"/>
      <text:p text:style-name="P35"><text:soft-page-break/></text:p>
      <text:p text:style-name="P24">O Užití kyslíku v technické a výrobní praxi</text:p>
      <text:p text:style-name="P19"/>
      <text:list text:style-name="L2">
        <text:list-item>
          <text:p text:style-name="P47">k provedení reakcí, které vyžadují více kyslíku, než je ve vzduchu, v hutnictví k získávání Fe</text:p>
        </text:list-item>
        <text:list-item>
          <text:p text:style-name="P47">Ke svařování a řezání kovů</text:p>
        </text:list-item>
        <text:list-item>
          <text:p text:style-name="P47">Při výrobě celé řady látek (např. H<text:span text:style-name="T3">2</text:span>SO<text:span text:style-name="T3">4</text:span>)</text:p>
        </text:list-item>
        <text:list-item>
          <text:p text:style-name="P47">Ve zdravotnictví</text:p>
        </text:list-item>
        <text:list-item>
          <text:p text:style-name="P47">V letectví a kosmonautice</text:p>
        </text:list-item>
      </text:list>
      <text:p text:style-name="P17"/>
      <text:p text:style-name="P17"/>
      <text:p text:style-name="P23">O Kritéria dělení oxidů - u každé skupiny uveďte alespoň jeden příklad</text:p>
      <text:p text:style-name="P23"/>
      <text:list text:style-name="L3">
        <text:list-item>
          <text:p text:style-name="P48">dělí se dle reakce s vodou na:</text:p>
          <text:list>
            <text:list-item>
              <text:p text:style-name="P48">kyselinotvorné – CO<text:span text:style-name="T3">2</text:span> (oxid uhličitý)</text:p>
            </text:list-item>
            <text:list-item>
              <text:p text:style-name="P48">zásadotvorné - CaO</text:p>
            </text:list-item>
            <text:list-item>
              <text:p text:style-name="P48">amfoterní - ZnO</text:p>
            </text:list-item>
            <text:list-item>
              <text:p text:style-name="P48">netečné – N<text:span text:style-name="T3">2</text:span>O</text:p>
            </text:list-item>
          </text:list>
        </text:list-item>
      </text:list>
      <text:p text:style-name="P26"/>
      <text:p text:style-name="P26"/>
      <text:p text:style-name="P23">O Kyselinotvorné oxidy - na vhodném příkladu demonstrujte jeho reakci s vodou</text:p>
      <text:p text:style-name="P23"/>
      <text:p text:style-name="P27">oxid siřičitý reaguje s vodou, kterou v atmosféře někde potká a pak ten mrak obsahuje kapičky, které jsou velmi kyselé, dříve či později voda spadne na zem → kyselé deště</text:p>
      <text:p text:style-name="P27">příčina kyselých dešťů je přítomnost síry ve formě oxidů v atmosféře</text:p>
      <text:p text:style-name="P27"/>
      <text:p text:style-name="P27">SO<text:span text:style-name="T3">2</text:span> + H<text:span text:style-name="T3">2</text:span>O → H<text:span text:style-name="T3">2</text:span>SO<text:span text:style-name="T3">3</text:span></text:p>
      <text:p text:style-name="P27"/>
      <text:p text:style-name="P27"/>
      <text:p text:style-name="P23">O Zásadotvorné oxidy - na vhodném příkladu demonstrujte jeho reakci s vodou</text:p>
      <text:p text:style-name="P26"/>
      <text:p text:style-name="P27">hašení vápna, pálené vápno získáváme ve vápenkách a hasíme ho vodou, je to nebezpečná reakce</text:p>
      <text:p text:style-name="P27"/>
      <text:p text:style-name="P27">CaO + H<text:span text:style-name="T3">2</text:span>O → Ca(OH)<text:span text:style-name="T3">2</text:span></text:p>
      <text:p text:style-name="P27"/>
      <text:p text:style-name="P27"/>
      <text:p text:style-name="P23">O Uveďte vyčíslenou chemickou reakci přípravy alespoň dvou oxidů</text:p>
      <text:p text:style-name="P23"/>
      <text:p text:style-name="P28">S + O<text:span text:style-name="T3">2</text:span> → SO<text:span text:style-name="T3">2 </text:span></text:p>
      <text:p text:style-name="P28">C + O<text:span text:style-name="T3">2</text:span> → CO<text:span text:style-name="T3">2</text:span></text:p>
      <text:p text:style-name="P27"/>
      <text:p text:style-name="P27"/>
      <text:p text:style-name="P23">O Peroxid vodíku - jeho výroba a využití</text:p>
      <text:p text:style-name="P23"/>
      <text:p text:style-name="P30">Výroba: <text:span text:style-name="T18">rozklad BaO</text:span><text:span text:style-name="T7">2</text:span> zředěnou kys. sírovou</text:p>
      <text:p text:style-name="P30"/>
      <text:p text:style-name="P30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30"><text:soft-page-break/></text:p>
      <text:p text:style-name="P30">Laboratoře (oxidační a redukční účinky), ředěný roztok na čištění ran v lékárničkách (kyslík ve stavu zrodu – působí mikrobicidně na všechny bakterie = <text:span text:style-name="T18">dezinfekce rány</text:span>)</text:p>
      <text:p text:style-name="P30"/>
      <text:p text:style-name="P30"/>
      <text:p text:style-name="P25">O Popište druhy vod z hlediska tvrdosti, čím je tvrdost vody způsobena</text:p>
      <text:p text:style-name="P25"/>
      <text:p text:style-name="P30">Způsobena rozpuštěnými vápenatými a hořečnatými solemi</text:p>
      <text:p text:style-name="P30"/>
      <text:list text:style-name="L4">
        <text:list-item>
          <text:p text:style-name="P49">Přechodná (karbonátová)</text:p>
          <text:list>
            <text:list-item>
              <text:p text:style-name="P49">Lze odstranit varem</text:p>
            </text:list-item>
            <text:list-item>
              <text:p text:style-name="P49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49">(Varem se rozkládají na uhličitany, které jsou méně rozpustné)</text:p>
            </text:list-item>
          </text:list>
        </text:list-item>
        <text:list-item>
          <text:p text:style-name="P49">Trvalá</text:p>
          <text:list>
            <text:list-item>
              <text:p text:style-name="P49">Nelze odstranit varem</text:p>
            </text:list-item>
            <text:list-item>
              <text:p text:style-name="P49">Způsobena CaSO<text:span text:style-name="T3">4</text:span> a MgSO<text:span text:style-name="T3">4</text:span></text:p>
            </text:list-item>
          </text:list>
        </text:list-item>
      </text:list>
      <text:p text:style-name="P30"/>
      <text:p text:style-name="P30">Celková = Přechodná + Trvalá</text:p>
      <text:p text:style-name="P30"/>
      <text:p text:style-name="P30"/>
      <text:p text:style-name="P25">O Jak je definováno pH a jak se podle něj rozlišují látky kyselé a zásadité</text:p>
      <text:p text:style-name="P25"/>
      <text:p text:style-name="P30">Záporný dekadický logaritmus koncentrace H<text:span text:style-name="T1">+</text:span> iontů</text:p>
      <text:p text:style-name="P30"/>
      <text:p text:style-name="P30">pH &lt; 7<text:tab/><text:tab/>látka je kyselá</text:p>
      <text:p text:style-name="P30">pH &gt; 7<text:tab/><text:tab/>látka je zásaditá</text:p>
      <text:p text:style-name="P30">pH = 7<text:tab/><text:tab/>látka je neutrální</text:p>
      <text:p text:style-name="P30"/>
      <text:p text:style-name="P30"/>
      <text:p text:style-name="P36">X Fyzický vzhled jednotlivých halogenů, jejich účinky na lidský organismus</text:p>
      <text:p text:style-name="P36"/>
      <text:p text:style-name="P31">F, Cl – žlutozelené plyny</text:p>
      <text:p text:style-name="P31">Br – červenohnědá kapalina</text:p>
      <text:p text:style-name="P31">I – fialová pevná látka</text:p>
      <text:p text:style-name="P31"/>
      <text:p text:style-name="P31">Pro všechny platí, že při styku s pokožkou, respektive s vlhkostí na sliznici, oku nebo právě pokožce se tvoří kyselina, která člověka leptá.</text:p>
      <text:p text:style-name="P31"/>
      <text:p text:style-name="P31"/>
      <text:p text:style-name="P37">X Výskyt a výroba fluoru, průmyslové a technické využití jeho a jeho sloučenin</text:p>
      <text:p text:style-name="P37"/>
      <text:p text:style-name="P31"><text:span text:style-name="T9">Výskyt:</text:span> v čisté formě se nevyskytuje, pouze ve formě sloučenin (např. kazivec, kryolit a fluorapatit)</text:p>
      <text:p text:style-name="P31"/>
      <text:p text:style-name="P31"><text:span text:style-name="T9">Výroba:</text:span> elektrolýzou směsi KF a HF (vzniká KHF<text:span text:style-name="T3">2</text:span>)</text:p>
      <text:p text:style-name="P31"/>
      <text:p text:style-name="P33">Jeho využití:<text:span text:style-name="T19"> výroba freonů a dalších polyfluorovaných uhlovodíků</text:span></text:p>
      <text:p text:style-name="P33"><text:line-break/><text:soft-page-break/>Využití HF (kyseliny fluorovodíkové):<text:span text:style-name="T19"> příprava freonů, plastů, fluorace alkanů</text:span></text:p>
      <text:p text:style-name="P39">X Výskyt chloru a jeho výroba - popište slovně a rovnicemi</text:p>
      <text:p text:style-name="P39"/>
      <text:p text:style-name="P31"><text:span text:style-name="T9">Výskyt:</text:span> samostatně se v přírodě nevyskytuje, je poměrně rozšířený ve formě sloučenin (např. NaCl, <text:tab/> <text:tab/> <text:s/>KCl, mořská voda)</text:p>
      <text:p text:style-name="P31"/>
      <text:p text:style-name="P33">Výroba:<text:span text:style-name="T19"> </text:span></text:p>
      <text:p text:style-name="P31"/>
      <text:p text:style-name="P31">Elektrolýza roztoku NaCl</text:p>
      <text:p text:style-name="P31"/>
      <text:p text:style-name="P33"><text:span text:style-name="T19">2NaCl → Cl</text:span><text:span text:style-name="T8">2</text:span><text:span text:style-name="T19"> + 2Na</text:span></text:p>
      <text:p text:style-name="P31"/>
      <text:p text:style-name="P31">Na anodě:<text:tab/>2Cl<text:span text:style-name="T1">-</text:span> - 2e<text:span text:style-name="T1">-</text:span> → Cl<text:span text:style-name="T3">2</text:span></text:p>
      <text:p text:style-name="P31">Na katodě:<text:tab/>Na<text:span text:style-name="T1">+</text:span> + e<text:span text:style-name="T1">-</text:span> → Na<text:span text:style-name="T1">0</text:span></text:p>
      <text:p text:style-name="P31"/>
      <text:p text:style-name="P31"><text:tab/>Na + H<text:span text:style-name="T3">2</text:span>O → <text:s/>NaOH + H<text:span text:style-name="T3">2</text:span></text:p>
      <text:p text:style-name="P31"/>
      <text:p text:style-name="P31"/>
      <text:p text:style-name="P37">X Laboratorní příprava chloru - uveďte vyčíslenou chemickou rovnicí alespoň jeden způsob</text:p>
      <text:p text:style-name="P37"/>
      <text:p text:style-name="P31">MnO<text:span text:style-name="T3">2</text:span> <text:s/>+ 4HCl → MnCl<text:span text:style-name="T3">2</text:span> + Cl<text:span text:style-name="T3">2</text:span> + 2H<text:span text:style-name="T3">2</text:span>O</text:p>
      <text:p text:style-name="P31"/>
      <text:p text:style-name="P31"/>
      <text:p text:style-name="P39">X Výroba a využití chlorovodíku</text:p>
      <text:p text:style-name="P39"/>
      <text:p text:style-name="P33">Výroba:<text:span text:style-name="T19"> Přímou syntézou prvků při 2000˚C</text:span></text:p>
      <text:p text:style-name="P33"/>
      <text:p text:style-name="P31"><text:tab/><text:tab/>H<text:span text:style-name="T3">2</text:span> + Cl<text:span text:style-name="T3">2</text:span> → 2HCl + Na<text:span text:style-name="T3">2</text:span>SO<text:span text:style-name="T3">4</text:span></text:p>
      <text:p text:style-name="P31"/>
      <text:p text:style-name="P33">Využití:<text:span text:style-name="T19"> léčiva, barvy, stavební materiály a plasty</text:span></text:p>
      <text:p text:style-name="P33"/>
      <text:p text:style-name="P33"/>
      <text:p text:style-name="P39">X Které znáte oxokyseliny chloru, uveďte příklady technického využití jejich solí</text:p>
      <text:p text:style-name="P39"/>
      <text:p text:style-name="P29">HClO (kys. chlorná), HClO<text:span text:style-name="T3">2</text:span> (kys. cloritá), HClO<text:span text:style-name="T3">3</text:span> (kys. chlorečná), HClO<text:span text:style-name="T3">4 </text:span>(kys. chloristá)</text:p>
      <text:p text:style-name="P29"/>
      <text:p text:style-name="P29">Chlorové vápno (dezinfekce pro velké plochy)</text:p>
      <text:p text:style-name="P29"/>
      <text:p text:style-name="P29"/>
      <text:p text:style-name="P37">X Jod - výskyt a výrob<text:span text:style-name="T20">a</text:span></text:p>
      <text:p text:style-name="P37"/>
      <text:p text:style-name="P31"><text:span text:style-name="T10">Výskyt:</text:span><text:span text:style-name="T20"> </text:span>Čistý se v přírodě nevyskytuje, <text:span text:style-name="T20">součást mořské vody a čilského ledku</text:span></text:p>
      <text:p text:style-name="P31"/>
      <text:p text:style-name="P32"><text:span text:style-name="T9">Výroba:</text:span> Spalování mořských chaluh, jejich oxidace a následná sublimace z popela</text:p>
      <text:p text:style-name="P32"/>
      <text:p text:style-name="P32"/>
      <text:p text:style-name="P32"><text:soft-page-break/></text:p>
      <text:p text:style-name="P38">X Definujte pojem esenciální prvek. Uveďte příklady</text:p>
      <text:p text:style-name="P38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4T10:26:37.889402280</dc:date>
    <meta:editing-duration>PT15H13M53S</meta:editing-duration>
    <meta:editing-cycles>11</meta:editing-cycles>
    <meta:generator>LibreOffice/7.4.3.2$Linux_X86_64 LibreOffice_project/40$Build-2</meta:generator>
    <meta:document-statistic meta:table-count="0" meta:image-count="0" meta:object-count="0" meta:page-count="6" meta:paragraph-count="117" meta:word-count="1065" meta:character-count="6492" meta:non-whitespace-character-count="5447"/>
  </office:meta>
</office:document-meta>
</file>